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16in"/>
    </style:style>
    <style:style style:name="co2" style:family="table-column">
      <style:table-column-properties fo:break-before="auto" style:column-width="0.9189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d7d7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0c2cd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b66c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row table:style-name="ro1">
          <table:table-cell/>
          <table:table-cell table:style-name="ce1" office:value-type="string" calcext:value-type="string">
            <text:p>Router_Only</text:p>
          </table:table-cell>
          <table:table-cell table:style-name="ce4" office:value-type="string" calcext:value-type="string">
            <text:p>Router_Proxy</text:p>
          </table:table-cell>
          <table:table-cell table:style-name="ce5" office:value-type="string" calcext:value-type="string">
            <text:p>Proxy_Only</text:p>
          </table:table-cell>
          <table:table-cell table:style-name="ce6" office:value-type="string" calcext:value-type="string">
            <text:p>Router_Cloud</text:p>
          </table:table-cell>
          <table:table-cell table:style-name="ce7" office:value-type="string" calcext:value-type="string">
            <text:p>Proxy_Cloud</text:p>
          </table:table-cell>
          <table:table-cell table:style-name="ce8" office:value-type="string" calcext:value-type="string">
            <text:p>Cloud_Only</text:p>
          </table:table-cell>
        </table:table-row>
        <table:table-row table:style-name="ro1">
          <table:table-cell office:value-type="string" calcext:value-type="string">
            <text:p>Total network usage</text:p>
          </table:table-cell>
          <table:table-cell office:value-type="float" office:value="10973.6" calcext:value-type="float">
            <text:p>10973.6</text:p>
          </table:table-cell>
          <table:table-cell office:value-type="float" office:value="11130.7" calcext:value-type="float">
            <text:p>11130.7</text:p>
          </table:table-cell>
          <table:table-cell office:value-type="float" office:value="13925.5" calcext:value-type="float">
            <text:p>13925.5</text:p>
          </table:table-cell>
          <table:table-cell office:value-type="float" office:value="18965.2" calcext:value-type="float">
            <text:p>18965.2</text:p>
          </table:table-cell>
          <table:table-cell office:value-type="float" office:value="21760" calcext:value-type="float">
            <text:p>21760</text:p>
          </table:table-cell>
          <table:table-cell office:value-type="float" office:value="161520" calcext:value-type="float">
            <text:p>161520</text:p>
          </table:table-cell>
        </table:table-row>
        <table:table-row table:style-name="ro1">
          <table:table-cell office:value-type="string" calcext:value-type="string">
            <text:p>Network usage-based energy</text:p>
          </table:table-cell>
          <table:table-cell office:value-type="float" office:value="2194720000" calcext:value-type="float">
            <text:p>2194720000</text:p>
          </table:table-cell>
          <table:table-cell office:value-type="float" office:value="2226140000" calcext:value-type="float">
            <text:p>2226140000</text:p>
          </table:table-cell>
          <table:table-cell office:value-type="float" office:value="2785100000" calcext:value-type="float">
            <text:p>2785100000</text:p>
          </table:table-cell>
          <table:table-cell office:value-type="float" office:value="3793040000" calcext:value-type="float">
            <text:p>3793040000</text:p>
          </table:table-cell>
          <table:table-cell office:value-type="float" office:value="4352000000" calcext:value-type="float">
            <text:p>4352000000</text:p>
          </table:table-cell>
          <table:table-cell office:value-type="float" office:value="32304000000" calcext:value-type="float">
            <text:p>32304000000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UpLink energy of mobile device 12</text:p>
          </table:table-cell>
          <table:table-cell table:number-columns-repeated="6" office:value-type="float" office:value="85580" calcext:value-type="float">
            <text:p>85580</text:p>
          </table:table-cell>
        </table:table-row>
        <table:table-row table:style-name="ro1">
          <table:table-cell office:value-type="string" calcext:value-type="string">
            <text:p>UpLink energy of mobile device 15</text:p>
          </table:table-cell>
          <table:table-cell table:number-columns-repeated="6" office:value-type="float" office:value="85580" calcext:value-type="float">
            <text:p>85580</text:p>
          </table:table-cell>
        </table:table-row>
        <table:table-row table:style-name="ro1">
          <table:table-cell office:value-type="string" calcext:value-type="string">
            <text:p>UpLink energy of mobile device 9</text:p>
          </table:table-cell>
          <table:table-cell table:number-columns-repeated="6" office:value-type="float" office:value="85580" calcext:value-type="float">
            <text:p>85580</text:p>
          </table:table-cell>
        </table:table-row>
        <table:table-row table:style-name="ro1">
          <table:table-cell office:value-type="string" calcext:value-type="string">
            <text:p>UpLink energy of mobile device 6</text:p>
          </table:table-cell>
          <table:table-cell table:number-columns-repeated="6" office:value-type="float" office:value="85580" calcext:value-type="float">
            <text:p>85580</text:p>
          </table:table-cell>
        </table:table-row>
        <table:table-row table:style-name="ro1">
          <table:table-cell office:value-type="string" calcext:value-type="string">
            <text:p>DownLink energy of mobile device 12</text:p>
          </table:table-cell>
          <table:table-cell table:number-columns-repeated="3" office:value-type="float" office:value="3801.9" calcext:value-type="float">
            <text:p>3801.9</text:p>
          </table:table-cell>
          <table:table-cell table:number-columns-repeated="3" office:value-type="float" office:value="3601.8" calcext:value-type="float">
            <text:p>3601.8</text:p>
          </table:table-cell>
        </table:table-row>
        <table:table-row table:style-name="ro1">
          <table:table-cell office:value-type="string" calcext:value-type="string">
            <text:p>DownLink energy of mobile device 15</text:p>
          </table:table-cell>
          <table:table-cell table:number-columns-repeated="3" office:value-type="float" office:value="3801.9" calcext:value-type="float">
            <text:p>3801.9</text:p>
          </table:table-cell>
          <table:table-cell table:number-columns-repeated="3" office:value-type="float" office:value="3601.8" calcext:value-type="float">
            <text:p>3601.8</text:p>
          </table:table-cell>
        </table:table-row>
        <table:table-row table:style-name="ro1">
          <table:table-cell office:value-type="string" calcext:value-type="string">
            <text:p>DownLink energy of mobile device 9</text:p>
          </table:table-cell>
          <table:table-cell table:number-columns-repeated="3" office:value-type="float" office:value="3801.9" calcext:value-type="float">
            <text:p>3801.9</text:p>
          </table:table-cell>
          <table:table-cell table:number-columns-repeated="3" office:value-type="float" office:value="3601.8" calcext:value-type="float">
            <text:p>3601.8</text:p>
          </table:table-cell>
        </table:table-row>
        <table:table-row table:style-name="ro1">
          <table:table-cell office:value-type="string" calcext:value-type="string">
            <text:p>DownLink energy of mobile device 6</text:p>
          </table:table-cell>
          <table:table-cell table:number-columns-repeated="3" office:value-type="float" office:value="3801.9" calcext:value-type="float">
            <text:p>3801.9</text:p>
          </table:table-cell>
          <table:table-cell table:number-columns-repeated="3" office:value-type="float" office:value="3601.8" calcext:value-type="float">
            <text:p>3601.8</text:p>
          </table:table-cell>
        </table:table-row>
        <table:table-row table:style-name="ro1">
          <table:table-cell office:value-type="string" calcext:value-type="string">
            <text:p>Total link energy of device Id : 12</text:p>
          </table:table-cell>
          <table:table-cell table:number-columns-repeated="3" office:value-type="float" office:value="89381.9" calcext:value-type="float">
            <text:p>89381.9</text:p>
          </table:table-cell>
          <table:table-cell table:number-columns-repeated="3" office:value-type="float" office:value="89181.8" calcext:value-type="float">
            <text:p>89181.8</text:p>
          </table:table-cell>
        </table:table-row>
        <table:table-row table:style-name="ro1">
          <table:table-cell office:value-type="string" calcext:value-type="string">
            <text:p>Total link energy of device Id : 15</text:p>
          </table:table-cell>
          <table:table-cell table:number-columns-repeated="3" office:value-type="float" office:value="89381.9" calcext:value-type="float">
            <text:p>89381.9</text:p>
          </table:table-cell>
          <table:table-cell table:number-columns-repeated="3" office:value-type="float" office:value="89181.8" calcext:value-type="float">
            <text:p>89181.8</text:p>
          </table:table-cell>
        </table:table-row>
        <table:table-row table:style-name="ro1">
          <table:table-cell office:value-type="string" calcext:value-type="string">
            <text:p>Total link energy of device Id : 9</text:p>
          </table:table-cell>
          <table:table-cell table:number-columns-repeated="3" office:value-type="float" office:value="89381.9" calcext:value-type="float">
            <text:p>89381.9</text:p>
          </table:table-cell>
          <table:table-cell table:number-columns-repeated="3" office:value-type="float" office:value="89181.8" calcext:value-type="float">
            <text:p>89181.8</text:p>
          </table:table-cell>
        </table:table-row>
        <table:table-row table:style-name="ro1">
          <table:table-cell office:value-type="string" calcext:value-type="string">
            <text:p>Total link energy of device Id : 6</text:p>
          </table:table-cell>
          <table:table-cell table:number-columns-repeated="3" office:value-type="float" office:value="89381.9" calcext:value-type="float">
            <text:p>89381.9</text:p>
          </table:table-cell>
          <table:table-cell table:number-columns-repeated="3" office:value-type="float" office:value="89181.8" calcext:value-type="float">
            <text:p>89181.8</text:p>
          </table:table-cell>
        </table:table-row>
        <table:table-row table:style-name="ro1"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Uplink energy of Router 5</text:p>
          </table:table-cell>
          <table:table-cell table:style-name="ce3" office:value-type="float" office:value="15554" calcext:value-type="float">
            <text:p>15554</text:p>
          </table:table-cell>
          <table:table-cell office:value-type="float" office:value="326109.199999998" calcext:value-type="float">
            <text:p>326109.199999998</text:p>
          </table:table-cell>
          <table:table-cell office:value-type="float" office:value="313504" calcext:value-type="float">
            <text:p>313504</text:p>
          </table:table-cell>
          <table:table-cell office:value-type="float" office:value="326109.199999998" calcext:value-type="float">
            <text:p>326109.199999998</text:p>
          </table:table-cell>
          <table:table-cell table:number-columns-repeated="2" office:value-type="float" office:value="313504" calcext:value-type="float">
            <text:p>313504</text:p>
          </table:table-cell>
        </table:table-row>
        <table:table-row table:style-name="ro1">
          <table:table-cell office:value-type="string" calcext:value-type="string">
            <text:p>Downlink energy of Router 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01.9" calcext:value-type="float">
            <text:p>3801.9</text:p>
          </table:table-cell>
          <table:table-cell table:number-columns-repeated="3" office:value-type="float" office:value="3601.8" calcext:value-type="float">
            <text:p>3601.8</text:p>
          </table:table-cell>
        </table:table-row>
        <table:table-row table:style-name="ro1">
          <table:table-cell office:value-type="string" calcext:value-type="string">
            <text:p>Total link energy of Router 5</text:p>
          </table:table-cell>
          <table:table-cell table:style-name="ce3" office:value-type="float" office:value="15554" calcext:value-type="float">
            <text:p>15554</text:p>
          </table:table-cell>
          <table:table-cell office:value-type="float" office:value="329911.099999998" calcext:value-type="float">
            <text:p>329911.099999998</text:p>
          </table:table-cell>
          <table:table-cell office:value-type="float" office:value="317305.9" calcext:value-type="float">
            <text:p>317305.9</text:p>
          </table:table-cell>
          <table:table-cell office:value-type="float" office:value="329710.999999998" calcext:value-type="float">
            <text:p>329710.999999998</text:p>
          </table:table-cell>
          <table:table-cell table:number-columns-repeated="2" office:value-type="float" office:value="317105.8" calcext:value-type="float">
            <text:p>317105.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link energy of Proxy 4</text:p>
          </table:table-cell>
          <table:table-cell table:number-columns-repeated="3" table:style-name="ce3" office:value-type="float" office:value="770154" calcext:value-type="float">
            <text:p>770154</text:p>
          </table:table-cell>
          <table:table-cell table:number-columns-repeated="2" office:value-type="float" office:value="16250308.7999996" calcext:value-type="float">
            <text:p>16250308.7999996</text:p>
          </table:table-cell>
          <table:table-cell office:value-type="float" office:value="15523104" calcext:value-type="float">
            <text:p>15523104</text:p>
          </table:table-cell>
        </table:table-row>
        <table:table-row table:style-name="ro1">
          <table:table-cell office:value-type="string" calcext:value-type="string">
            <text:p>Downlink energy of Proxy 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90001.9" calcext:value-type="float">
            <text:p>190001.9</text:p>
          </table:table-cell>
        </table:table-row>
        <table:table-row table:style-name="ro1">
          <table:table-cell office:value-type="string" calcext:value-type="string">
            <text:p>Total link energy of Proxy 4</text:p>
          </table:table-cell>
          <table:table-cell table:number-columns-repeated="3" table:style-name="ce3" office:value-type="float" office:value="770154" calcext:value-type="float">
            <text:p>770154</text:p>
          </table:table-cell>
          <table:table-cell table:number-columns-repeated="2" office:value-type="float" office:value="16440310.6999996" calcext:value-type="float">
            <text:p>16440310.6999996</text:p>
          </table:table-cell>
          <table:table-cell office:value-type="float" office:value="15713105.9" calcext:value-type="float">
            <text:p>15713105.9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Total energy of all links(Sum of total energy of each link)</text:p>
          </table:table-cell>
          <table:table-cell table:style-name="Default" table:formula="of:=[.B13]+[.B14]+[.B15]+[.B16]+[.B20]+[.B24]" office:value-type="float" office:value="1143235.6" calcext:value-type="float">
            <text:p>1143235.6</text:p>
          </table:table-cell>
          <table:table-cell table:style-name="Default" table:formula="of:=[.C13]+[.C14]+[.C15]+[.C16]+[.C20]+[.C24]" office:value-type="float" office:value="1457592.7" calcext:value-type="float">
            <text:p>1457592.7</text:p>
          </table:table-cell>
          <table:table-cell table:style-name="Default" table:formula="of:=[.D13]+[.D14]+[.D15]+[.D16]+[.D20]+[.D24]" office:value-type="float" office:value="1444987.5" calcext:value-type="float">
            <text:p>1444987.5</text:p>
          </table:table-cell>
          <table:table-cell table:style-name="Default" table:formula="of:=[.E13]+[.E14]+[.E15]+[.E16]+[.E20]+[.E24]" office:value-type="float" office:value="17126748.8999996" calcext:value-type="float">
            <text:p>17126748.8999996</text:p>
          </table:table-cell>
          <table:table-cell table:style-name="Default" table:formula="of:=[.F13]+[.F14]+[.F15]+[.F16]+[.F20]+[.F24]" office:value-type="float" office:value="17114143.6999996" calcext:value-type="float">
            <text:p>17114143.6999996</text:p>
          </table:table-cell>
          <table:table-cell table:style-name="Default" table:formula="of:=[.G13]+[.G14]+[.G15]+[.G16]+[.G20]+[.G24]" office:value-type="float" office:value="16386938.9" calcext:value-type="float">
            <text:p>1638693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6:16:36.113365722</meta:creation-date>
    <dc:date>2023-04-13T17:27:34.268408581</dc:date>
    <meta:editing-duration>PT2M50S</meta:editing-duration>
    <meta:editing-cycles>2</meta:editing-cycles>
    <meta:generator>LibreOffice/7.3.7.2$Linux_X86_64 LibreOffice_project/30$Build-2</meta:generator>
    <meta:document-statistic meta:table-count="1" meta:cell-count="153" meta:object-count="0"/>
  </office:meta>
</office:document-meta>
</file>